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333333"/>
      <style:paragraph-properties fo:text-align="center"/>
      <style:text-properties fo:color="#ffffff" fo:font-size="10pt" style:font-size-asian="10pt" style:font-size-complex="10pt"/>
    </style:style>
    <style:style style:name="P4" style:family="paragraph">
      <loext:graphic-properties draw:fill-color="#cccccc"/>
      <style:paragraph-properties fo:text-align="center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-color="#dddddd"/>
    </style:style>
    <style:style style:name="P7" style:family="paragraph">
      <loext:graphic-properties draw:fill-color="#ffffff"/>
    </style:style>
    <style:style style:name="P8" style:family="paragraph">
      <loext:graphic-properties draw:fill-color="#ffff99"/>
    </style:style>
    <style:style style:name="P9" style:family="paragraph">
      <loext:graphic-properties draw:fill-color="#ff950e"/>
    </style:style>
    <style:style style:name="P10" style:family="paragraph">
      <loext:graphic-properties draw:fill-color="#c5000b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="none" draw:fill-color="#ffffff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fill-color="#ffffff" draw:textarea-horizontal-align="justify" draw:textarea-vertical-align="middle" draw:auto-grow-height="false" fo:min-height="7.897cm" fo:min-width="6.1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95cm" fo:min-width="0.0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333333" draw:textarea-horizontal-align="justify" draw:textarea-vertical-align="middle" draw:auto-grow-height="false" fo:min-height="1.501cm" fo:min-width="1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cccccc" draw:textarea-horizontal-align="justify" draw:textarea-vertical-align="middle" draw:auto-grow-height="false" fo:min-height="0.587cm" fo:min-width="0.5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231cm" fo:min-width="0.2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dddddd" draw:textarea-horizontal-align="justify" draw:textarea-vertical-align="middle" draw:auto-grow-height="false" fo:min-height="0.522cm" fo:min-width="0.7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326cm" fo:min-width="0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1.044cm" fo:min-width="1.6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139cm" fo:min-width="0.1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99" draw:textarea-horizontal-align="justify" draw:textarea-vertical-align="middle" draw:auto-grow-height="false" fo:min-height="0.587cm" fo:min-width="0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950e" draw:textarea-horizontal-align="justify" draw:textarea-vertical-align="middle" draw:auto-grow-height="false" fo:min-height="0.065cm" fo:min-width="0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c5000b" draw:textarea-horizontal-align="justify" draw:textarea-vertical-align="middle" draw:auto-grow-height="false" fo:min-height="0.065cm" fo:min-width="0.1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marker-end="Circle" draw:marker-end-width="0.101cm" draw:marker-end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000000" draw:marker-start="Circle" draw:marker-start-width="0.101cm" draw:marker-start-center="tr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marker-end="Symmetric_20_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Shape1" draw:style-name="gr2" svg:width="0.131cm" svg:height="0.131cm" svg:x="2.946cm" svg:y="6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2" svg:width="0.131cm" svg:height="0.131cm" svg:x="3.307cm" svg:y="6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svg:width="0.131cm" svg:height="0.131cm" svg:x="2.946cm" svg:y="6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2" svg:width="0.131cm" svg:height="0.131cm" svg:x="3.307cm" svg:y="6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2" svg:width="0.131cm" svg:height="0.131cm" svg:x="2.946cm" svg:y="6.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2" svg:width="0.131cm" svg:height="0.131cm" svg:x="3.307cm" svg:y="6.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2" svg:width="0.131cm" svg:height="0.131cm" svg:x="2.946cm" svg:y="6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2" svg:width="0.131cm" svg:height="0.131cm" svg:x="3.307cm" svg:y="6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" draw:style-name="gr2" svg:width="0.131cm" svg:height="0.131cm" svg:x="2.946cm" svg:y="7.0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" draw:style-name="gr2" svg:width="0.131cm" svg:height="0.131cm" svg:x="3.307cm" svg:y="7.0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2" svg:width="0.131cm" svg:height="0.131cm" svg:x="2.946cm" svg:y="7.3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" draw:style-name="gr2" svg:width="0.131cm" svg:height="0.131cm" svg:x="3.307cm" svg:y="7.3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2" svg:width="0.131cm" svg:height="0.131cm" svg:x="2.946cm" svg:y="7.6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2" svg:width="0.131cm" svg:height="0.131cm" svg:x="3.307cm" svg:y="7.6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" draw:style-name="gr2" svg:width="0.131cm" svg:height="0.131cm" svg:x="2.946cm" svg:y="7.8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2" svg:width="0.131cm" svg:height="0.131cm" svg:x="3.307cm" svg:y="7.8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" draw:style-name="gr2" svg:width="0.131cm" svg:height="0.131cm" svg:x="2.946cm" svg:y="8.1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2" svg:width="0.131cm" svg:height="0.131cm" svg:x="3.307cm" svg:y="8.1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2" svg:width="0.131cm" svg:height="0.131cm" svg:x="2.946cm" svg:y="8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2" svg:width="0.131cm" svg:height="0.131cm" svg:x="3.307cm" svg:y="8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2" svg:width="0.131cm" svg:height="0.131cm" svg:x="7.549cm" svg:y="6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2" svg:width="0.131cm" svg:height="0.131cm" svg:x="7.911cm" svg:y="6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" draw:style-name="gr2" svg:width="0.131cm" svg:height="0.131cm" svg:x="7.549cm" svg:y="6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2" svg:width="0.131cm" svg:height="0.131cm" svg:x="7.911cm" svg:y="6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" draw:style-name="gr2" svg:width="0.131cm" svg:height="0.131cm" svg:x="7.549cm" svg:y="6.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2" svg:width="0.131cm" svg:height="0.131cm" svg:x="7.911cm" svg:y="6.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2" svg:width="0.131cm" svg:height="0.131cm" svg:x="7.549cm" svg:y="6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2" svg:width="0.131cm" svg:height="0.131cm" svg:x="7.911cm" svg:y="6.8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2" svg:width="0.131cm" svg:height="0.131cm" svg:x="7.549cm" svg:y="7.0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2" svg:width="0.131cm" svg:height="0.131cm" svg:x="7.911cm" svg:y="7.0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" draw:style-name="gr2" svg:width="0.131cm" svg:height="0.131cm" svg:x="7.549cm" svg:y="7.3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2" svg:width="0.131cm" svg:height="0.131cm" svg:x="7.911cm" svg:y="7.3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1" draw:style-name="gr2" svg:width="0.131cm" svg:height="0.131cm" svg:x="7.549cm" svg:y="7.6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1" draw:style-name="gr2" svg:width="0.131cm" svg:height="0.131cm" svg:x="7.911cm" svg:y="7.6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1" draw:style-name="gr2" svg:width="0.131cm" svg:height="0.131cm" svg:x="7.549cm" svg:y="7.8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1" draw:style-name="gr2" svg:width="0.131cm" svg:height="0.131cm" svg:x="7.911cm" svg:y="7.8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1" draw:style-name="gr2" svg:width="0.131cm" svg:height="0.131cm" svg:x="7.549cm" svg:y="8.1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1" draw:style-name="gr2" svg:width="0.131cm" svg:height="0.131cm" svg:x="7.911cm" svg:y="8.1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1" draw:style-name="gr2" svg:width="0.131cm" svg:height="0.131cm" svg:x="7.549cm" svg:y="8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1" draw:style-name="gr2" svg:width="0.131cm" svg:height="0.131cm" svg:x="7.911cm" svg:y="8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3" draw:style-name="gr3" draw:text-style-name="P3" svg:width="1.502cm" svg:height="1.502cm" svg:x="4.773cm" svg:y="6.636cm"><text:p text:style-name="P2"><text:span text:style-name="T1">MSP432</text:span></text:p><draw:enhanced-geometry svg:viewBox="0 0 21600 21600" draw:type="rectangle" draw:enhanced-path="M 0 0 L 21600 0 21600 21600 0 21600 0 0 Z N"/></draw:custom-shape><draw:custom-shape text:anchor-type="paragraph" draw:z-index="42" draw:name="Shape2" draw:style-name="gr4" draw:text-style-name="P4" svg:width="0.592cm" svg:height="0.588cm" svg:x="3.794cm" svg:y="8.985cm"><text:p/><draw:enhanced-geometry svg:viewBox="0 0 21600 21600" draw:type="rectangle" draw:enhanced-path="M 0 0 L 21600 0 21600 21600 0 21600 0 0 Z N"/></draw:custom-shape><draw:custom-shape text:anchor-type="paragraph" draw:z-index="43" draw:name="Shape4" draw:style-name="gr5" draw:text-style-name="P5" svg:width="0.327cm" svg:height="0.327cm" svg:x="3.925cm" svg:y="9.1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2" draw:style-name="gr4" draw:text-style-name="P4" svg:width="0.592cm" svg:height="0.588cm" svg:x="6.666cm" svg:y="8.985cm"><text:p/><draw:enhanced-geometry svg:viewBox="0 0 21600 21600" draw:type="rectangle" draw:enhanced-path="M 0 0 L 21600 0 21600 21600 0 21600 0 0 Z N"/></draw:custom-shape><draw:custom-shape text:anchor-type="paragraph" draw:z-index="45" draw:name="Shape4" draw:style-name="gr5" draw:text-style-name="P5" svg:width="0.327cm" svg:height="0.327cm" svg:x="6.796cm" svg:y="9.1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5" draw:style-name="gr1" draw:text-style-name="P1" svg:width="6.136cm" svg:height="7.898cm" svg:x="2.489cm" svg:y="2.263cm"><text:p/><draw:enhanced-geometry svg:viewBox="0 0 21600 21600" draw:type="rectangle" draw:enhanced-path="M 0 0 L 21600 0 21600 21600 0 21600 0 0 Z N"/></draw:custom-shape><draw:custom-shape text:anchor-type="paragraph" draw:z-index="46" draw:name="Shape3" draw:style-name="gr3" draw:text-style-name="P3" svg:width="1.502cm" svg:height="1.502cm" svg:x="3.272cm" svg:y="2.85cm"><text:p text:style-name="P2"><text:span text:style-name="T1">Debug</text:span></text:p><text:p text:style-name="P2"><text:span text:style-name="T1">IC</text:span></text:p><draw:enhanced-geometry svg:viewBox="0 0 21600 21600" draw:type="rectangle" draw:enhanced-path="M 0 0 L 21600 0 21600 21600 0 21600 0 0 Z N"/></draw:custom-shape><draw:line text:anchor-type="paragraph" draw:z-index="47" draw:name="Shape6" draw:style-name="gr6" draw:text-style-name="P5" svg:x1="2.489cm" svg:y1="5.526cm" svg:x2="8.624cm" svg:y2="5.526cm"><text:p/></draw:line><draw:custom-shape text:anchor-type="paragraph" draw:z-index="48" draw:name="Shape7" draw:style-name="gr7" draw:text-style-name="P6" svg:width="0.784cm" svg:height="0.523cm" svg:x="6.862cm" svg:y="2.263cm"><text:p/><draw:enhanced-geometry svg:viewBox="0 0 21600 21600" draw:type="rectangle" draw:enhanced-path="M 0 0 L 21600 0 21600 21600 0 21600 0 0 Z N"/></draw:custom-shape><draw:custom-shape text:anchor-type="paragraph" draw:z-index="53" draw:name="Shape8" draw:style-name="gr9" draw:text-style-name="P7" svg:width="1.632cm" svg:height="1.045cm" svg:x="12.148cm" svg:y="5.526cm"><text:p/><draw:enhanced-geometry svg:viewBox="0 0 21600 21600" draw:type="rectangle" draw:enhanced-path="M 0 0 L 21600 0 21600 21600 0 21600 0 0 Z N"/></draw:custom-shape><draw:custom-shape text:anchor-type="paragraph" draw:z-index="49" draw:name="Shape9" draw:style-name="gr8" svg:width="0.197cm" svg:height="0.327cm" svg:x="12.278cm" svg:y="6.57cm"><text:p/><draw:enhanced-geometry svg:viewBox="0 0 21600 21600" draw:type="rectangle" draw:enhanced-path="M 0 0 L 21600 0 21600 21600 0 21600 0 0 Z N"/></draw:custom-shape><draw:custom-shape text:anchor-type="paragraph" draw:z-index="50" draw:name="Shape9" draw:style-name="gr8" svg:width="0.197cm" svg:height="0.327cm" svg:x="12.67cm" svg:y="6.57cm"><text:p/><draw:enhanced-geometry svg:viewBox="0 0 21600 21600" draw:type="rectangle" draw:enhanced-path="M 0 0 L 21600 0 21600 21600 0 21600 0 0 Z N"/></draw:custom-shape><draw:custom-shape text:anchor-type="paragraph" draw:z-index="51" draw:name="Shape9" draw:style-name="gr8" svg:width="0.197cm" svg:height="0.327cm" svg:x="13.062cm" svg:y="6.57cm"><text:p/><draw:enhanced-geometry svg:viewBox="0 0 21600 21600" draw:type="rectangle" draw:enhanced-path="M 0 0 L 21600 0 21600 21600 0 21600 0 0 Z N"/></draw:custom-shape><draw:custom-shape text:anchor-type="paragraph" draw:z-index="52" draw:name="Shape9" draw:style-name="gr8" svg:width="0.197cm" svg:height="0.327cm" svg:x="13.453cm" svg:y="6.57cm"><text:p/><draw:enhanced-geometry svg:viewBox="0 0 21600 21600" draw:type="rectangle" draw:enhanced-path="M 0 0 L 21600 0 21600 21600 0 21600 0 0 Z N"/></draw:custom-shape><draw:custom-shape text:anchor-type="paragraph" draw:z-index="54" draw:name="Shape9" draw:style-name="gr8" svg:width="0.197cm" svg:height="0.327cm" svg:x="12.278cm" svg:y="5.2cm"><text:p/><draw:enhanced-geometry svg:viewBox="0 0 21600 21600" draw:type="rectangle" draw:enhanced-path="M 0 0 L 21600 0 21600 21600 0 21600 0 0 Z N"/></draw:custom-shape><draw:custom-shape text:anchor-type="paragraph" draw:z-index="55" draw:name="Shape9" draw:style-name="gr8" svg:width="0.197cm" svg:height="0.327cm" svg:x="12.67cm" svg:y="5.2cm"><text:p/><draw:enhanced-geometry svg:viewBox="0 0 21600 21600" draw:type="rectangle" draw:enhanced-path="M 0 0 L 21600 0 21600 21600 0 21600 0 0 Z N"/></draw:custom-shape><draw:custom-shape text:anchor-type="paragraph" draw:z-index="56" draw:name="Shape9" draw:style-name="gr8" svg:width="0.197cm" svg:height="0.327cm" svg:x="13.062cm" svg:y="5.2cm"><text:p/><draw:enhanced-geometry svg:viewBox="0 0 21600 21600" draw:type="rectangle" draw:enhanced-path="M 0 0 L 21600 0 21600 21600 0 21600 0 0 Z N"/></draw:custom-shape><draw:custom-shape text:anchor-type="paragraph" draw:z-index="57" draw:name="Shape9" draw:style-name="gr8" svg:width="0.197cm" svg:height="0.327cm" svg:x="13.453cm" svg:y="5.2cm"><text:p/><draw:enhanced-geometry svg:viewBox="0 0 21600 21600" draw:type="rectangle" draw:enhanced-path="M 0 0 L 21600 0 21600 21600 0 21600 0 0 Z N"/></draw:custom-shape><draw:custom-shape text:anchor-type="paragraph" draw:z-index="58" draw:name="Shape10" draw:style-name="gr10" svg:width="0.197cm" svg:height="0.197cm" svg:x="13.453cm" svg:y="5.6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name="Shape11" draw:style-name="gr11" draw:text-style-name="P5" svg:x1="8.042cm" svg:y1="6.114cm" svg:x2="11.139cm" svg:y2="6.114cm"><text:p/></draw:line><draw:line text:anchor-type="paragraph" draw:z-index="60" draw:name="Shape12" draw:style-name="gr11" draw:text-style-name="P5" svg:x1="12.344cm" svg:y1="6.897cm" svg:x2="12.344cm" svg:y2="7.158cm"><text:p/></draw:line><draw:line text:anchor-type="paragraph" draw:z-index="61" draw:name="Shape13" draw:style-name="gr11" draw:text-style-name="P5" svg:x1="12.344cm" svg:y1="7.158cm" svg:x2="11.139cm" svg:y2="7.158cm"><text:p/></draw:line><draw:line text:anchor-type="paragraph" draw:z-index="62" draw:name="Shape14" draw:style-name="gr11" draw:text-style-name="P5" svg:x1="11.139cm" svg:y1="6.114cm" svg:x2="11.139cm" svg:y2="7.158cm"><text:p/></draw:line><draw:line text:anchor-type="paragraph" draw:z-index="63" draw:name="Shape15" draw:style-name="gr11" draw:text-style-name="P5" svg:x1="3.046cm" svg:y1="6.048cm" svg:x2="3.046cm" svg:y2="5.787cm"><text:p/></draw:line><draw:line text:anchor-type="paragraph" draw:z-index="64" draw:name="Shape16" draw:style-name="gr11" draw:text-style-name="P5" svg:x1="9.703cm" svg:y1="5.787cm" svg:x2="3.046cm" svg:y2="5.787cm"><text:p/></draw:line><draw:line text:anchor-type="paragraph" draw:z-index="65" draw:name="Shape17" draw:style-name="gr11" draw:text-style-name="P5" svg:x1="9.703cm" svg:y1="7.484cm" svg:x2="9.703cm" svg:y2="5.787cm"><text:p/></draw:line><draw:line text:anchor-type="paragraph" draw:z-index="66" draw:name="Shape18" draw:style-name="gr11" draw:text-style-name="P5" svg:x1="13.554cm" svg:y1="6.897cm" svg:x2="13.554cm" svg:y2="7.484cm"><text:p/></draw:line><draw:line text:anchor-type="paragraph" draw:z-index="67" draw:name="Shape19" draw:style-name="gr11" draw:text-style-name="P5" svg:x1="9.703cm" svg:y1="7.484cm" svg:x2="13.554cm" svg:y2="7.484cm"><text:p/></draw:line><draw:custom-shape text:anchor-type="paragraph" draw:z-index="68" draw:name="Shape20" draw:style-name="gr12" draw:text-style-name="P8" svg:width="0.197cm" svg:height="0.588cm" svg:x="13.488cm" svg:y="7.876cm"><text:p/><draw:enhanced-geometry svg:viewBox="0 0 21600 21600" draw:type="rectangle" draw:enhanced-path="M 0 0 L 21600 0 21600 21600 0 21600 0 0 Z N"/></draw:custom-shape><draw:custom-shape text:anchor-type="paragraph" draw:z-index="69" draw:name="Shape21" draw:style-name="gr13" draw:text-style-name="P9" svg:width="0.197cm" svg:height="0.066cm" svg:x="13.488cm" svg:y="7.941cm"><text:p/><draw:enhanced-geometry svg:viewBox="0 0 21600 21600" draw:type="rectangle" draw:enhanced-path="M 0 0 L 21600 0 21600 21600 0 21600 0 0 Z N"/></draw:custom-shape><draw:custom-shape text:anchor-type="paragraph" draw:z-index="70" draw:name="Shape21" draw:style-name="gr13" draw:text-style-name="P9" svg:width="0.197cm" svg:height="0.066cm" svg:x="13.488cm" svg:y="8.072cm"><text:p/><draw:enhanced-geometry svg:viewBox="0 0 21600 21600" draw:type="rectangle" draw:enhanced-path="M 0 0 L 21600 0 21600 21600 0 21600 0 0 Z N"/></draw:custom-shape><draw:custom-shape text:anchor-type="paragraph" draw:z-index="71" draw:name="Shape21" draw:style-name="gr14" draw:text-style-name="P10" svg:width="0.197cm" svg:height="0.066cm" svg:x="13.488cm" svg:y="8.202cm"><text:p/><draw:enhanced-geometry svg:viewBox="0 0 21600 21600" draw:type="rectangle" draw:enhanced-path="M 0 0 L 21600 0 21600 21600 0 21600 0 0 Z N"/></draw:custom-shape><draw:line text:anchor-type="paragraph" draw:z-index="72" draw:name="Shape22" draw:style-name="gr15" draw:text-style-name="P5" svg:x1="13.554cm" svg:y1="7.876cm" svg:x2="13.554cm" svg:y2="7.484cm"><text:p/></draw:line><draw:custom-shape text:anchor-type="paragraph" draw:z-index="73" draw:name="Shape20" draw:style-name="gr12" draw:text-style-name="P8" svg:width="0.197cm" svg:height="0.588cm" svg:x="12.248cm" svg:y="7.876cm"><text:p/><draw:enhanced-geometry svg:viewBox="0 0 21600 21600" draw:type="rectangle" draw:enhanced-path="M 0 0 L 21600 0 21600 21600 0 21600 0 0 Z N"/></draw:custom-shape><draw:custom-shape text:anchor-type="paragraph" draw:z-index="74" draw:name="Shape21" draw:style-name="gr13" draw:text-style-name="P9" svg:width="0.197cm" svg:height="0.066cm" svg:x="12.248cm" svg:y="7.941cm"><text:p/><draw:enhanced-geometry svg:viewBox="0 0 21600 21600" draw:type="rectangle" draw:enhanced-path="M 0 0 L 21600 0 21600 21600 0 21600 0 0 Z N"/></draw:custom-shape><draw:custom-shape text:anchor-type="paragraph" draw:z-index="75" draw:name="Shape21" draw:style-name="gr13" draw:text-style-name="P9" svg:width="0.197cm" svg:height="0.066cm" svg:x="12.248cm" svg:y="8.072cm"><text:p/><draw:enhanced-geometry svg:viewBox="0 0 21600 21600" draw:type="rectangle" draw:enhanced-path="M 0 0 L 21600 0 21600 21600 0 21600 0 0 Z N"/></draw:custom-shape><draw:custom-shape text:anchor-type="paragraph" draw:z-index="76" draw:name="Shape21" draw:style-name="gr14" draw:text-style-name="P10" svg:width="0.197cm" svg:height="0.066cm" svg:x="12.248cm" svg:y="8.202cm"><text:p/><draw:enhanced-geometry svg:viewBox="0 0 21600 21600" draw:type="rectangle" draw:enhanced-path="M 0 0 L 21600 0 21600 21600 0 21600 0 0 Z N"/></draw:custom-shape><draw:line text:anchor-type="paragraph" draw:z-index="77" draw:name="Shape22" draw:style-name="gr15" draw:text-style-name="P5" svg:x1="12.344cm" svg:y1="7.876cm" svg:x2="12.344cm" svg:y2="7.158cm"><text:p/></draw:line><draw:line text:anchor-type="paragraph" draw:z-index="78" draw:name="Shape23" draw:style-name="gr15" draw:text-style-name="P5" svg:x1="12.771cm" svg:y1="6.897cm" svg:x2="12.771cm" svg:y2="8.594cm"><text:p/></draw:line><draw:line text:anchor-type="paragraph" draw:z-index="79" draw:name="Shape24" draw:style-name="gr11" draw:text-style-name="P5" svg:x1="12.379cm" svg:y1="8.594cm" svg:x2="13.554cm" svg:y2="8.594cm"><text:p/></draw:line><draw:line text:anchor-type="paragraph" draw:z-index="80" draw:name="Shape25" draw:style-name="gr11" draw:text-style-name="P5" svg:x1="13.554cm" svg:y1="8.463cm" svg:x2="13.554cm" svg:y2="8.594cm"><text:p/></draw:line><draw:line text:anchor-type="paragraph" draw:z-index="81" draw:name="Shape26" draw:style-name="gr11" draw:text-style-name="P5" svg:x1="12.379cm" svg:y1="8.463cm" svg:x2="12.379cm" svg:y2="8.594cm"><text:p/></draw:line><draw:line text:anchor-type="paragraph" draw:z-index="82" draw:name="Shape27" draw:style-name="gr6" draw:text-style-name="P5" svg:x1="11.792cm" svg:y1="8.006cm" svg:x2="12.053cm" svg:y2="8.006cm"><text:p/></draw:line><draw:line text:anchor-type="paragraph" draw:z-index="83" draw:name="Shape28" draw:style-name="gr6" draw:text-style-name="P5" svg:x1="11.792cm" svg:y1="8.072cm" svg:x2="12.053cm" svg:y2="8.072cm"><text:p/></draw:line><draw:line text:anchor-type="paragraph" draw:z-index="84" draw:name="Shape29" draw:style-name="gr11" draw:text-style-name="P5" svg:x1="11.922cm" svg:y1="8.006cm" svg:x2="11.922cm" svg:y2="7.745cm"><text:p/></draw:line><draw:line text:anchor-type="paragraph" draw:z-index="85" draw:name="Shape30" draw:style-name="gr16" draw:text-style-name="P5" svg:x1="12.344cm" svg:y1="7.745cm" svg:x2="11.922cm" svg:y2="7.745cm"><text:p/></draw:line><draw:line text:anchor-type="paragraph" draw:z-index="86" draw:name="Shape31" draw:style-name="gr11" draw:text-style-name="P5" svg:x1="11.922cm" svg:y1="8.072cm" svg:x2="11.922cm" svg:y2="8.594cm"><text:p/></draw:line><draw:line text:anchor-type="paragraph" draw:z-index="87" draw:name="Shape32" draw:style-name="gr16" draw:text-style-name="P5" svg:x1="12.379cm" svg:y1="8.594cm" svg:x2="11.922cm" svg:y2="8.594cm"><text:p/></draw:line><draw:frame text:anchor-type="paragraph" draw:z-index="88" draw:name="Shape33" draw:style-name="gr17" draw:text-style-name="P11" svg:width="0.523cm" svg:height="0.653cm" svg:x="12.51cm" svg:y="7.876cm"><draw:text-box><text:p><text:span text:style-name="T2">3.3k</text:span></text:p></draw:text-box></draw:frame><draw:frame text:anchor-type="paragraph" draw:z-index="89" draw:name="Shape33" draw:style-name="gr17" draw:text-style-name="P11" svg:width="0.523cm" svg:height="0.653cm" svg:x="13.75cm" svg:y="7.876cm"><draw:text-box><text:p><text:span text:style-name="T2">3.3k</text:span></text:p></draw:text-box></draw:frame><draw:frame text:anchor-type="paragraph" draw:z-index="90" draw:name="Shape33" draw:style-name="gr17" draw:text-style-name="P11" svg:width="0.523cm" svg:height="0.653cm" svg:x="10.421cm" svg:y="5.787cm"><draw:text-box><text:p><text:span text:style-name="T2">0V</text:span></text:p></draw:text-box></draw:frame><draw:frame text:anchor-type="paragraph" draw:z-index="91" draw:name="Shape33" draw:style-name="gr18" draw:text-style-name="P11" svg:width="0.588cm" svg:height="0.655cm" svg:x="10.356cm" svg:y="7.158cm"><draw:text-box><text:p><text:span text:style-name="T2">3.3V</text:span></text:p></draw:text-box></draw:frame><draw:frame text:anchor-type="paragraph" draw:z-index="92" draw:name="Shape33" draw:style-name="gr18" draw:text-style-name="P11" svg:width="0.849cm" svg:height="0.655cm" svg:x="11.058cm" svg:y="7.941cm"><draw:text-box><text:p><text:span text:style-name="T2">220nF</text:span></text:p></draw:text-box></draw:frame><draw:line text:anchor-type="paragraph" draw:z-index="93" draw:name="Shape34" draw:style-name="gr11" draw:text-style-name="P5" svg:x1="8.042cm" svg:y1="7.419cm" svg:x2="9.116cm" svg:y2="7.419cm"><text:p/></draw:line><draw:line text:anchor-type="paragraph" draw:z-index="94" draw:name="Shape35" draw:style-name="gr11" draw:text-style-name="P5" svg:x1="9.116cm" svg:y1="4.482cm" svg:x2="9.116cm" svg:y2="7.419cm"><text:p/></draw:line><draw:line text:anchor-type="paragraph" draw:z-index="95" draw:name="Shape36" draw:style-name="gr11" draw:text-style-name="P5" svg:x1="13.489cm" svg:y1="4.482cm" svg:x2="9.116cm" svg:y2="4.482cm"><text:p/></draw:line><draw:line text:anchor-type="paragraph" draw:z-index="96" draw:name="Shape37" draw:style-name="gr11" draw:text-style-name="P5" svg:x1="13.488cm" svg:y1="5.2cm" svg:x2="13.488cm" svg:y2="4.482cm"><text:p/></draw:line><draw:frame text:anchor-type="paragraph" draw:z-index="97" draw:name="Shape33" draw:style-name="gr19" draw:text-style-name="P11" svg:width="0.849cm" svg:height="0.981cm" svg:x="8.855cm" svg:y="7.549cm"><draw:text-box><text:p><text:span text:style-name="T2">P1.6/</text:span></text:p><text:p><text:span text:style-name="T2">MOSI</text:span></text:p></draw:text-box></draw:frame><draw:line text:anchor-type="paragraph" draw:z-index="98" draw:name="Shape38" draw:style-name="gr11" draw:text-style-name="P5" svg:x1="2.946cm" svg:y1="7.68cm" svg:x2="2.133cm" svg:y2="7.68cm"><text:p/></draw:line><draw:line text:anchor-type="paragraph" draw:z-index="99" draw:name="Shape39" draw:style-name="gr11" draw:text-style-name="P5" svg:x1="2.133cm" svg:y1="4.678cm" svg:x2="2.133cm" svg:y2="7.68cm"><text:p/></draw:line><draw:line text:anchor-type="paragraph" draw:z-index="100" draw:name="Shape40" draw:style-name="gr11" draw:text-style-name="P5" svg:x1="2.133cm" svg:y1="4.678cm" svg:x2="13.163cm" svg:y2="4.678cm"><text:p/></draw:line><draw:line text:anchor-type="paragraph" draw:z-index="101" draw:name="Shape41" draw:style-name="gr11" draw:text-style-name="P5" svg:x1="13.162cm" svg:y1="5.2cm" svg:x2="13.162cm" svg:y2="4.678cm"><text:p/></draw:line><draw:line text:anchor-type="paragraph" draw:z-index="102" draw:name="Shape34" draw:style-name="gr11" draw:text-style-name="P5" svg:x1="8.042cm" svg:y1="6.897cm" svg:x2="9.361cm" svg:y2="6.897cm"><text:p/></draw:line><draw:line text:anchor-type="paragraph" draw:z-index="103" draw:name="Shape34" draw:style-name="gr11" draw:text-style-name="P5" svg:x1="9.361cm" svg:y1="4.939cm" svg:x2="9.361cm" svg:y2="6.897cm"><text:p/></draw:line><draw:line text:anchor-type="paragraph" draw:z-index="104" draw:name="Shape34" draw:style-name="gr11" draw:text-style-name="P5" svg:x1="9.361cm" svg:y1="4.939cm" svg:x2="12.755cm" svg:y2="4.939cm"><text:p/></draw:line><draw:line text:anchor-type="paragraph" draw:z-index="105" draw:name="Shape34" draw:style-name="gr11" draw:text-style-name="P5" svg:x1="12.755cm" svg:y1="5.2cm" svg:x2="12.755cm" svg:y2="4.939cm"><text:p/></draw:line><draw:frame text:anchor-type="paragraph" draw:z-index="106" draw:name="Shape33" draw:style-name="gr18" draw:text-style-name="P11" svg:width="0.849cm" svg:height="0.655cm" svg:x="8.121cm" svg:y="6.57cm"><draw:text-box><text:p><text:span text:style-name="T2">P5.7</text:span></text:p></draw:text-box></draw:frame><draw:line text:anchor-type="paragraph" draw:z-index="107" draw:name="Shape41" draw:style-name="gr20" draw:text-style-name="P5" svg:x1="12.363cm" svg:y1="5.2cm" svg:x2="12.363cm" svg:y2="3.177cm"><text:p/></draw:line><draw:line text:anchor-type="paragraph" draw:z-index="108" draw:name="Shape41" draw:style-name="gr20" draw:text-style-name="P5" svg:x1="13.212cm" svg:y1="6.897cm" svg:x2="13.212cm" svg:y2="9.899cm"><text:p/></draw:line><draw:frame text:anchor-type="paragraph" draw:z-index="109" draw:name="Shape33" draw:style-name="gr18" draw:text-style-name="P11" svg:width="1.045cm" svg:height="0.655cm" svg:x="12.559cm" svg:y="3.177cm"><draw:text-box><text:p><text:span text:style-name="T2">DAC A Output</text:span></text:p></draw:text-box></draw:frame><draw:frame text:anchor-type="paragraph" draw:z-index="110" draw:name="Shape33" draw:style-name="gr18" draw:text-style-name="P11" svg:width="1.045cm" svg:height="0.655cm" svg:x="13.342cm" svg:y="9.506cm"><draw:text-box><text:p><text:span text:style-name="T2">DAC B Output</text:span></text:p></draw:text-box></draw:frame><draw:frame text:anchor-type="paragraph" draw:z-index="111" draw:name="Shape42" draw:style-name="gr21" draw:text-style-name="P12" svg:width="3.054cm" svg:height="1.045cm" svg:x="13.954cm" svg:y="5.657cm"><draw:text-box><text:p>TLV 5618A</text:p></draw:text-box></draw:frame><draw:frame text:anchor-type="paragraph" draw:z-index="112" draw:name="Shape33" draw:style-name="gr19" draw:text-style-name="P11" svg:width="0.849cm" svg:height="0.981cm" svg:x="1.358cm" svg:y="7.223cm"><draw:text-box><text:p><text:span text:style-name="T2">P1.5/</text:span></text:p><text:p><text:span text:style-name="T2">SCK</text:span></text:p></draw:text-box></draw:frame><draw:frame text:anchor-type="paragraph" draw:z-index="113" draw:name="Shape42" draw:style-name="gr21" draw:text-style-name="P12" svg:width="3.054cm" svg:height="1.045cm" svg:x="5.405cm" svg:y="3.177cm"><draw:text-box><text:p>MSP432 Launchpa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9:28:07.990430994</meta:creation-date>
    <dc:date>2016-06-20T20:03:07.428634204</dc:date>
    <meta:editing-duration>PT13M52S</meta:editing-duration>
    <meta:editing-cycles>8</meta:editing-cycles>
    <meta:generator>LibreOffice/5.1.3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